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c0c0c0" draw:fill-color="#c0c0c0" draw:textarea-horizontal-align="justify" draw:textarea-vertical-align="middle" draw:auto-grow-height="fals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color="#ffffff"/>
    </style:style>
    <style:style style:name="P2" style:family="paragraph">
      <style:paragraph-properties fo:text-align="center"/>
      <style:text-properties fo:color="#ffffff" fo:font-size="14pt" style:font-size-asian="14pt" style:font-size-complex="14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color="#ffffff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3.8cm" svg:height="0.8cm" svg:x="2cm" svg:y="7.1cm">
          <text:p text:style-name="P1"><text:span text:style-name="T1">Preprocessing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6732.4675324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cm" svg:height="0.8cm" svg:x="6.6cm" svg:y="7.1cm">
          <text:p text:style-name="P3"><text:span text:style-name="T2">Spatial filtering</text:span></text:p>
          <draw:enhanced-geometry svg:viewBox="0 0 21600 21600" draw:path-stretchpoint-x="10800" draw:path-stretchpoint-y="10800" draw:text-areas="?f3 ?f4 ?f5 ?f6" draw:type="round-rectangle" draw:modifiers="6732.4675324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layer="layout" svg:width="5.2cm" svg:height="0.8cm" svg:x="11.2cm" svg:y="7.1cm">
          <text:p text:style-name="P1"><text:span text:style-name="T1">Feature representation </text:span></text:p>
          <draw:enhanced-geometry svg:viewBox="0 0 21600 21600" draw:path-stretchpoint-x="10800" draw:path-stretchpoint-y="10800" draw:text-areas="?f3 ?f4 ?f5 ?f6" draw:type="round-rectangle" draw:modifiers="6732.4675324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3.8cm" svg:height="0.8cm" svg:x="17.2cm" svg:y="7.1cm">
          <text:p text:style-name="P3"><text:span text:style-name="T2">Classification</text:span></text:p>
          <draw:enhanced-geometry svg:viewBox="0 0 21600 21600" draw:path-stretchpoint-x="10800" draw:path-stretchpoint-y="10800" draw:text-areas="?f3 ?f4 ?f5 ?f6" draw:type="round-rectangle" draw:modifiers="6732.4675324675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8cm" svg:height="0.4cm" svg:x="5.8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8cm" svg:height="0.4cm" svg:x="10.4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0.8cm" svg:height="0.4cm" svg:x="16.4cm" svg:y="7.3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Z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mmanuel Kalunga</meta:initial-creator>
    <meta:creation-date>2016-05-12T15:19:20.503838541</meta:creation-date>
    <dc:date>2016-05-12T15:48:15.544182933</dc:date>
    <dc:creator>Emmanuel Kalunga</dc:creator>
    <meta:editing-duration>PT13M30S</meta:editing-duration>
    <meta:editing-cycles>1</meta:editing-cycles>
    <meta:document-statistic meta:object-count="30"/>
    <meta:generator>LibreOffice/4.2.7.2$Linux_X86_64 LibreOffice_project/420m0$Build-2</meta:generator>
  </office:meta>
</office:document-meta>
</file>